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6.999cm" table:align="left"/>
    </style:style>
    <style:style style:name="Tabla5.A" style:family="table-column">
      <style:table-column-properties style:column-width="2.986cm"/>
    </style:style>
    <style:style style:name="Tabla5.B" style:family="table-column">
      <style:table-column-properties style:column-width="3.143cm"/>
    </style:style>
    <style:style style:name="Tabla5.C" style:family="table-column">
      <style:table-column-properties style:column-width="3.78cm"/>
    </style:style>
    <style:style style:name="Tabla5.D" style:family="table-column">
      <style:table-column-properties style:column-width="2.648cm"/>
    </style:style>
    <style:style style:name="Tabla5.E" style:family="table-column">
      <style:table-column-properties style:column-width="4.441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6.999cm" table:align="left"/>
    </style:style>
    <style:style style:name="Tabla6.A" style:family="table-column">
      <style:table-column-properties style:column-width="3.043cm"/>
    </style:style>
    <style:style style:name="Tabla6.B" style:family="table-column">
      <style:table-column-properties style:column-width="7.154cm"/>
    </style:style>
    <style:style style:name="Tabla6.C" style:family="table-column">
      <style:table-column-properties style:column-width="6.802cm"/>
    </style:style>
    <style:style style:name="Tabla6.A1" style:family="table-cell">
      <style:table-cell-properties style:vertical-align="middle" fo:padding="0.049cm" fo:border="none"/>
    </style:style>
    <style:style style:name="Tabla2" style:family="table">
      <style:table-properties style:width="16.999cm" table:align="left"/>
    </style:style>
    <style:style style:name="Tabla2.A" style:family="table-column">
      <style:table-column-properties style:column-width="3.115cm"/>
    </style:style>
    <style:style style:name="Tabla2.B" style:family="table-column">
      <style:table-column-properties style:column-width="4.198cm"/>
    </style:style>
    <style:style style:name="Tabla2.C" style:family="table-column">
      <style:table-column-properties style:column-width="9.686cm"/>
    </style:style>
    <style:style style:name="Tabla2.A1" style:family="table-cell">
      <style:table-cell-properties style:vertical-align="middle" fo:padding="0.049cm" fo:border="none"/>
    </style:style>
    <style:style style:name="Tabla7" style:family="table">
      <style:table-properties style:width="12.589cm" table:align="left"/>
    </style:style>
    <style:style style:name="Tabla7.A" style:family="table-column">
      <style:table-column-properties style:column-width="2.886cm"/>
    </style:style>
    <style:style style:name="Tabla7.B" style:family="table-column">
      <style:table-column-properties style:column-width="9.703cm"/>
    </style:style>
    <style:style style:name="Tabla7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39"/>
    <style:style style:name="P40" style:family="paragraph" style:parent-style-name="Text_20_body" style:list-style-name="L40"/>
    <style:style style:name="P41" style:family="paragraph" style:parent-style-name="Text_20_body" style:list-style-name="L41"/>
    <style:style style:name="P42" style:family="paragraph" style:parent-style-name="Text_20_body" style:list-style-name="L42"/>
    <style:style style:name="P43" style:family="paragraph" style:parent-style-name="Text_20_body" style:list-style-name="L43"/>
    <style:style style:name="P44" style:family="paragraph" style:parent-style-name="Text_20_body" style:list-style-name="L44"/>
    <style:style style:name="P45" style:family="paragraph" style:parent-style-name="Text_20_body" style:list-style-name="L67"/>
    <style:style style:name="P46" style:family="paragraph" style:parent-style-name="Text_20_body" style:list-style-name="L68"/>
    <style:style style:name="P47" style:family="paragraph" style:parent-style-name="Text_20_body" style:list-style-name="L69"/>
    <style:style style:name="P48" style:family="paragraph" style:parent-style-name="Text_20_body" style:list-style-name="L70"/>
    <style:style style:name="P49" style:family="paragraph" style:parent-style-name="Text_20_body" style:list-style-name="L71"/>
    <style:style style:name="P50" style:family="paragraph" style:parent-style-name="Text_20_body" style:list-style-name="L72"/>
    <style:style style:name="P51" style:family="paragraph" style:parent-style-name="Text_20_body" style:list-style-name="L73"/>
    <style:style style:name="P52" style:family="paragraph" style:parent-style-name="Text_20_body" style:list-style-name="L74"/>
    <style:style style:name="P53" style:family="paragraph" style:parent-style-name="Text_20_body" style:list-style-name="L75"/>
    <style:style style:name="P54" style:family="paragraph" style:parent-style-name="Text_20_body" style:list-style-name="L76"/>
    <style:style style:name="P55" style:family="paragraph" style:parent-style-name="Text_20_body" style:list-style-name="L77"/>
    <style:style style:name="P56" style:family="paragraph" style:parent-style-name="Text_20_body" style:list-style-name="L78"/>
    <style:style style:name="P57" style:family="paragraph" style:parent-style-name="Text_20_body" style:list-style-name="L79"/>
    <style:style style:name="P58" style:family="paragraph" style:parent-style-name="Text_20_body" style:list-style-name="L80"/>
    <style:style style:name="P59" style:family="paragraph" style:parent-style-name="Text_20_body" style:list-style-name="L81"/>
    <style:style style:name="P60" style:family="paragraph" style:parent-style-name="Text_20_body" style:list-style-name="L82"/>
    <style:style style:name="P61" style:family="paragraph" style:parent-style-name="Text_20_body" style:list-style-name="L83"/>
    <style:style style:name="P62" style:family="paragraph" style:parent-style-name="Text_20_body" style:list-style-name="L84"/>
    <style:style style:name="P63" style:family="paragraph" style:parent-style-name="Text_20_body" style:list-style-name="L85"/>
    <style:style style:name="P64" style:family="paragraph" style:parent-style-name="Text_20_body" style:list-style-name="L86"/>
    <style:style style:name="P65" style:family="paragraph" style:parent-style-name="Text_20_body" style:list-style-name="L87"/>
    <style:style style:name="P66" style:family="paragraph" style:parent-style-name="Text_20_body" style:list-style-name="L88"/>
    <style:style style:name="P67" style:family="paragraph" style:parent-style-name="Text_20_body" style:list-style-name="L89"/>
    <style:style style:name="P68" style:family="paragraph" style:parent-style-name="Text_20_body" style:list-style-name="L90"/>
    <style:style style:name="P69" style:family="paragraph" style:parent-style-name="Text_20_body" style:list-style-name="L91"/>
    <style:style style:name="P70" style:family="paragraph" style:parent-style-name="Text_20_body" style:list-style-name="L92"/>
    <style:style style:name="P71" style:family="paragraph" style:parent-style-name="Text_20_body" style:list-style-name="L93"/>
    <style:style style:name="P72" style:family="paragraph" style:parent-style-name="Text_20_body" style:list-style-name="L94"/>
    <style:style style:name="P73" style:family="paragraph" style:parent-style-name="Text_20_body" style:list-style-name="L95"/>
    <style:style style:name="P74" style:family="paragraph" style:parent-style-name="Text_20_body" style:list-style-name="L96"/>
    <style:style style:name="P75" style:family="paragraph" style:parent-style-name="Text_20_body" style:list-style-name="L97"/>
    <style:style style:name="P76" style:family="paragraph" style:parent-style-name="Text_20_body" style:list-style-name="L98"/>
    <style:style style:name="P77" style:family="paragraph" style:parent-style-name="Text_20_body" style:list-style-name="L99"/>
    <style:style style:name="P78" style:family="paragraph" style:parent-style-name="Text_20_body" style:list-style-name="L100"/>
    <style:style style:name="P79" style:family="paragraph" style:parent-style-name="Text_20_body" style:list-style-name="L101"/>
    <style:style style:name="P80" style:family="paragraph" style:parent-style-name="Text_20_body" style:list-style-name="L102"/>
    <style:style style:name="P81" style:family="paragraph" style:parent-style-name="Text_20_body" style:list-style-name="L103"/>
    <style:style style:name="P82" style:family="paragraph" style:parent-style-name="Text_20_body" style:list-style-name="L104"/>
    <style:style style:name="P83" style:family="paragraph" style:parent-style-name="Text_20_body" style:list-style-name="L105"/>
    <style:style style:name="P84" style:family="paragraph" style:parent-style-name="Text_20_body" style:list-style-name="L106"/>
    <style:style style:name="P85" style:family="paragraph" style:parent-style-name="Text_20_body" style:list-style-name="L13">
      <style:paragraph-properties fo:margin-top="0cm" fo:margin-bottom="0cm"/>
    </style:style>
    <style:style style:name="P86" style:family="paragraph" style:parent-style-name="Text_20_body" style:list-style-name="L67">
      <style:paragraph-properties fo:margin-top="0cm" fo:margin-bottom="0cm"/>
    </style:style>
    <style:style style:name="P87" style:family="paragraph" style:parent-style-name="Text_20_body" style:list-style-name="L68">
      <style:paragraph-properties fo:margin-top="0cm" fo:margin-bottom="0cm"/>
    </style:style>
    <style:style style:name="P88" style:family="paragraph" style:parent-style-name="Text_20_body" style:list-style-name="L69">
      <style:paragraph-properties fo:margin-top="0cm" fo:margin-bottom="0cm"/>
    </style:style>
    <style:style style:name="P89" style:family="paragraph" style:parent-style-name="Text_20_body" style:list-style-name="L70">
      <style:paragraph-properties fo:margin-top="0cm" fo:margin-bottom="0cm"/>
    </style:style>
    <style:style style:name="P90" style:family="paragraph" style:parent-style-name="Text_20_body" style:list-style-name="L71">
      <style:paragraph-properties fo:margin-top="0cm" fo:margin-bottom="0cm"/>
    </style:style>
    <style:style style:name="P91" style:family="paragraph" style:parent-style-name="Text_20_body" style:list-style-name="L72">
      <style:paragraph-properties fo:margin-top="0cm" fo:margin-bottom="0cm"/>
    </style:style>
    <style:style style:name="P92" style:family="paragraph" style:parent-style-name="Text_20_body" style:list-style-name="L74">
      <style:paragraph-properties fo:margin-top="0cm" fo:margin-bottom="0cm"/>
    </style:style>
    <style:style style:name="P93" style:family="paragraph" style:parent-style-name="Text_20_body" style:list-style-name="L75">
      <style:paragraph-properties fo:margin-top="0cm" fo:margin-bottom="0cm"/>
    </style:style>
    <style:style style:name="P94" style:family="paragraph" style:parent-style-name="Text_20_body" style:list-style-name="L76">
      <style:paragraph-properties fo:margin-top="0cm" fo:margin-bottom="0cm"/>
    </style:style>
    <style:style style:name="P95" style:family="paragraph" style:parent-style-name="Text_20_body" style:list-style-name="L77">
      <style:paragraph-properties fo:margin-top="0cm" fo:margin-bottom="0cm"/>
    </style:style>
    <style:style style:name="P96" style:family="paragraph" style:parent-style-name="Text_20_body" style:list-style-name="L78">
      <style:paragraph-properties fo:margin-top="0cm" fo:margin-bottom="0cm"/>
    </style:style>
    <style:style style:name="P97" style:family="paragraph" style:parent-style-name="Text_20_body" style:list-style-name="L79">
      <style:paragraph-properties fo:margin-top="0cm" fo:margin-bottom="0cm"/>
    </style:style>
    <style:style style:name="P98" style:family="paragraph" style:parent-style-name="Text_20_body" style:list-style-name="L80">
      <style:paragraph-properties fo:margin-top="0cm" fo:margin-bottom="0cm"/>
    </style:style>
    <style:style style:name="P99" style:family="paragraph" style:parent-style-name="Text_20_body" style:list-style-name="L81">
      <style:paragraph-properties fo:margin-top="0cm" fo:margin-bottom="0cm"/>
    </style:style>
    <style:style style:name="P100" style:family="paragraph" style:parent-style-name="Text_20_body" style:list-style-name="L82">
      <style:paragraph-properties fo:margin-top="0cm" fo:margin-bottom="0cm"/>
    </style:style>
    <style:style style:name="P101" style:family="paragraph" style:parent-style-name="Text_20_body" style:list-style-name="L83">
      <style:paragraph-properties fo:margin-top="0cm" fo:margin-bottom="0cm"/>
    </style:style>
    <style:style style:name="P102" style:family="paragraph" style:parent-style-name="Text_20_body" style:list-style-name="L84">
      <style:paragraph-properties fo:margin-top="0cm" fo:margin-bottom="0cm"/>
    </style:style>
    <style:style style:name="P103" style:family="paragraph" style:parent-style-name="Text_20_body" style:list-style-name="L85">
      <style:paragraph-properties fo:margin-top="0cm" fo:margin-bottom="0cm"/>
    </style:style>
    <style:style style:name="P104" style:family="paragraph" style:parent-style-name="Text_20_body" style:list-style-name="L86">
      <style:paragraph-properties fo:margin-top="0cm" fo:margin-bottom="0cm"/>
    </style:style>
    <style:style style:name="P105" style:family="paragraph" style:parent-style-name="Text_20_body" style:list-style-name="L87">
      <style:paragraph-properties fo:margin-top="0cm" fo:margin-bottom="0cm"/>
    </style:style>
    <style:style style:name="P106" style:family="paragraph" style:parent-style-name="Text_20_body" style:list-style-name="L88">
      <style:paragraph-properties fo:margin-top="0cm" fo:margin-bottom="0cm"/>
    </style:style>
    <style:style style:name="P107" style:family="paragraph" style:parent-style-name="Text_20_body" style:list-style-name="L89">
      <style:paragraph-properties fo:margin-top="0cm" fo:margin-bottom="0cm"/>
    </style:style>
    <style:style style:name="P108" style:family="paragraph" style:parent-style-name="Text_20_body" style:list-style-name="L90">
      <style:paragraph-properties fo:margin-top="0cm" fo:margin-bottom="0cm"/>
    </style:style>
    <style:style style:name="P109" style:family="paragraph" style:parent-style-name="Text_20_body" style:list-style-name="L91">
      <style:paragraph-properties fo:margin-top="0cm" fo:margin-bottom="0cm"/>
    </style:style>
    <style:style style:name="P110" style:family="paragraph" style:parent-style-name="Text_20_body" style:list-style-name="L92">
      <style:paragraph-properties fo:margin-top="0cm" fo:margin-bottom="0cm"/>
    </style:style>
    <style:style style:name="P111" style:family="paragraph" style:parent-style-name="Text_20_body" style:list-style-name="L93">
      <style:paragraph-properties fo:margin-top="0cm" fo:margin-bottom="0cm"/>
    </style:style>
    <style:style style:name="P112" style:family="paragraph" style:parent-style-name="Text_20_body" style:list-style-name="L94">
      <style:paragraph-properties fo:margin-top="0cm" fo:margin-bottom="0cm"/>
    </style:style>
    <style:style style:name="P113" style:family="paragraph" style:parent-style-name="Text_20_body" style:list-style-name="L95">
      <style:paragraph-properties fo:margin-top="0cm" fo:margin-bottom="0cm"/>
    </style:style>
    <style:style style:name="P114" style:family="paragraph" style:parent-style-name="Text_20_body" style:list-style-name="L96">
      <style:paragraph-properties fo:margin-top="0cm" fo:margin-bottom="0cm"/>
    </style:style>
    <style:style style:name="P115" style:family="paragraph" style:parent-style-name="Text_20_body" style:list-style-name="L97">
      <style:paragraph-properties fo:margin-top="0cm" fo:margin-bottom="0cm"/>
    </style:style>
    <style:style style:name="P116" style:family="paragraph" style:parent-style-name="Text_20_body" style:list-style-name="L98">
      <style:paragraph-properties fo:margin-top="0cm" fo:margin-bottom="0cm"/>
    </style:style>
    <style:style style:name="P117" style:family="paragraph" style:parent-style-name="Text_20_body" style:list-style-name="L99">
      <style:paragraph-properties fo:margin-top="0cm" fo:margin-bottom="0cm"/>
    </style:style>
    <style:style style:name="P118" style:family="paragraph" style:parent-style-name="Text_20_body" style:list-style-name="L100">
      <style:paragraph-properties fo:margin-top="0cm" fo:margin-bottom="0cm"/>
    </style:style>
    <style:style style:name="P119" style:family="paragraph" style:parent-style-name="Text_20_body" style:list-style-name="L101">
      <style:paragraph-properties fo:margin-top="0cm" fo:margin-bottom="0cm"/>
    </style:style>
    <style:style style:name="P120" style:family="paragraph" style:parent-style-name="Text_20_body" style:list-style-name="L102">
      <style:paragraph-properties fo:margin-top="0cm" fo:margin-bottom="0cm"/>
    </style:style>
    <style:style style:name="P121" style:family="paragraph" style:parent-style-name="Text_20_body" style:list-style-name="L103">
      <style:paragraph-properties fo:margin-top="0cm" fo:margin-bottom="0cm"/>
    </style:style>
    <style:style style:name="P122" style:family="paragraph" style:parent-style-name="Text_20_body" style:list-style-name="L104">
      <style:paragraph-properties fo:margin-top="0cm" fo:margin-bottom="0cm"/>
    </style:style>
    <style:style style:name="P123" style:family="paragraph" style:parent-style-name="Text_20_body" style:list-style-name="L105">
      <style:paragraph-properties fo:margin-top="0cm" fo:margin-bottom="0cm"/>
    </style:style>
    <style:style style:name="P124" style:family="paragraph" style:parent-style-name="Text_20_body" style:list-style-name="L106">
      <style:paragraph-properties fo:margin-top="0cm" fo:margin-bottom="0cm"/>
    </style:style>
    <style:style style:name="P125" style:family="paragraph" style:parent-style-name="Text_20_body">
      <style:paragraph-properties style:writing-mode="lr-tb"/>
    </style:style>
    <style:style style:name="P126" style:family="paragraph" style:parent-style-name="Heading_20_2">
      <style:paragraph-properties fo:break-before="page"/>
    </style:style>
    <style:style style:name="P127" style:family="paragraph" style:parent-style-name="Table_20_Heading">
      <style:paragraph-properties fo:margin-top="0cm" fo:margin-bottom="0.499cm" fo:padding="0.049cm" fo:border="0.002cm solid #000000" style:writing-mode="lr-tb"/>
    </style:style>
    <style:style style:name="P128" style:family="paragraph" style:parent-style-name="Table_20_Contents">
      <style:paragraph-properties fo:margin-top="0cm" fo:margin-bottom="0.499cm" fo:padding="0.049cm" fo:border="0.002cm solid #000000" style:writing-mode="lr-tb"/>
    </style:style>
    <style:style style:name="P129" style:family="paragraph" style:parent-style-name="Table_20_Contents">
      <style:paragraph-properties fo:margin-top="0cm" fo:margin-bottom="0.499cm" fo:padding="0.049cm" fo:border="0.002cm solid #000000"/>
    </style:style>
    <style:style style:name="P130" style:family="paragraph" style:parent-style-name="Heading_20_3">
      <style:text-properties fo:font-size="16pt" style:font-size-asian="16pt" style:font-size-complex="16pt"/>
    </style:style>
    <style:style style:name="P131" style:family="paragraph" style:parent-style-name="Heading_20_3">
      <style:paragraph-properties fo:break-before="page"/>
    </style:style>
    <style:style style:name="P132" style:family="paragraph" style:parent-style-name="Quotations">
      <style:paragraph-properties style:writing-mode="lr-tb"/>
    </style:style>
    <style:style style:name="P133" style:family="paragraph" style:parent-style-name="Heading_20_1">
      <style:paragraph-properties style:writing-mode="lr-tb"/>
    </style:style>
    <style:style style:name="P134" style:family="paragraph" style:parent-style-name="Heading_20_1">
      <style:paragraph-properties style:writing-mode="lr-tb"/>
      <style:text-properties fo:font-size="16pt" style:font-size-asian="16pt" style:font-size-complex="16pt"/>
    </style:style>
    <style:style style:name="P135" style:family="paragraph" style:parent-style-name="Heading_20_1">
      <style:paragraph-properties style:writing-mode="lr-tb"/>
      <style:text-properties fo:font-size="12pt" style:font-size-asian="12pt" style:font-size-complex="12pt"/>
    </style:style>
    <style:style style:name="P136" style:family="paragraph" style:parent-style-name="Heading_20_1">
      <style:paragraph-properties fo:break-before="page" style:writing-mode="lr-tb"/>
      <style:text-properties fo:font-size="16pt" style:font-size-asian="16pt" style:font-size-complex="16pt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trong_20_Emphasis">¿Qué son los cuatro números cuánticos?</text:span></text:h>
      <text:p text:style-name="P125">Los <text:span text:style-name="Strong_20_Emphasis"><text:span text:style-name="T1">números cuánticos</text:span></text:span> describen el <text:span text:style-name="Strong_20_Emphasis"><text:span text:style-name="T1">estado cuántico</text:span></text:span> de un electrón dentro de un átomo. Son como "coordenadas" que indican dónde está y cómo se comporta un electrón. Son esenciales para entender la configuración electrónica de los átomos.</text:p>
      <text:h text:style-name="P133" text:outline-level="1">1. Número cuántico principal (n)</text:h>
      <text:list xml:id="list5079311985106097389" text:style-name="L67">
        <text:list-item text:start-value="1">
          <text:p text:style-name="P86">Representa el <text:span text:style-name="Strong_20_Emphasis"><text:span text:style-name="T1">nivel de energía</text:span></text:span> del electrón.</text:p>
        </text:list-item>
        <text:list-item text:start-value="2">
          <text:p text:style-name="P86">Toma valores enteros: <text:span text:style-name="Source_20_Text">n = 1, 2, 3...</text:span></text:p>
        </text:list-item>
        <text:list-item text:start-value="3">
          <text:p text:style-name="P45">Cuanto mayor es <text:span text:style-name="Source_20_Text">n</text:span>, más lejos del núcleo está el electrón y mayor energía tiene.</text:p>
        </text:list-item>
      </text:list>
      <text:h text:style-name="P133" text:outline-level="1">2. Número cuántico secundario o azimutal (l)</text:h>
      <text:list xml:id="list3776768919512966019" text:style-name="L68">
        <text:list-item text:start-value="1">
          <text:p text:style-name="P87">Describe el <text:span text:style-name="Strong_20_Emphasis"><text:span text:style-name="T1">tipo de orbital</text:span></text:span> (forma del espacio donde puede encontrarse el electrón).</text:p>
        </text:list-item>
        <text:list-item text:start-value="2">
          <text:p text:style-name="P87">Valores: <text:span text:style-name="Source_20_Text">l = 0</text:span> a <text:span text:style-name="Source_20_Text">n-1</text:span></text:p>
          <text:list>
            <text:list-item text:start-value="1">
              <text:p text:style-name="P87"><text:span text:style-name="Source_20_Text">l = 0 → s</text:span> (esférico)</text:p>
            </text:list-item>
            <text:list-item text:start-value="2">
              <text:p text:style-name="P87"><text:span text:style-name="Source_20_Text">l = 1 → p</text:span> (lobulado)</text:p>
            </text:list-item>
            <text:list-item text:start-value="3">
              <text:p text:style-name="P87"><text:span text:style-name="Source_20_Text">l = 2 → d</text:span></text:p>
            </text:list-item>
            <text:list-item text:start-value="4">
              <text:p text:style-name="P46"><text:span text:style-name="Source_20_Text">l = 3 → f</text:span>, etc.</text:p>
            </text:list-item>
          </text:list>
        </text:list-item>
      </text:list>
      <text:h text:style-name="P133" text:outline-level="1">3. Número cuántico magnético (mₗ)</text:h>
      <text:list xml:id="list5104264565939867939" text:style-name="L69">
        <text:list-item text:start-value="1">
          <text:p text:style-name="P88">Indica la <text:span text:style-name="Strong_20_Emphasis"><text:span text:style-name="T1">orientación del orbital</text:span></text:span> en el espacio.</text:p>
        </text:list-item>
        <text:list-item text:start-value="2">
          <text:p text:style-name="P47">Valores: <text:span text:style-name="Source_20_Text">mₗ = -l</text:span> hasta <text:span text:style-name="Source_20_Text">+l</text:span></text:p>
        </text:list-item>
      </text:list>
      <text:h text:style-name="P133" text:outline-level="1">4. Número cuántico de espín (mₛ)</text:h>
      <text:list xml:id="list8335577615896289877" text:style-name="L70">
        <text:list-item text:start-value="1">
          <text:p text:style-name="P89">Representa el <text:span text:style-name="Strong_20_Emphasis"><text:span text:style-name="T1">giro interno</text:span></text:span> del electrón.</text:p>
        </text:list-item>
        <text:list-item text:start-value="2">
          <text:p text:style-name="P89">Solo puede valer <text:span text:style-name="Source_20_Text">+½</text:span> o <text:span text:style-name="Source_20_Text">−½</text:span></text:p>
        </text:list-item>
        <text:list-item text:start-value="3">
          <text:p text:style-name="P48">Fundamental para el <text:span text:style-name="Strong_20_Emphasis"><text:span text:style-name="T1">principio de exclusión de Pauli</text:span></text:span>: no puede haber dos electrones con los mismos cuatro números cuánticos en un átomo.</text:p>
        </text:list-item>
      </text:list>
      <text:p text:style-name="Text_20_body"/>
      <text:h text:style-name="P133" text:outline-level="1">¿Puede el número cuántico principal (n) crecer indefinidamente?</text:h>
      <text:p text:style-name="P125">Sí, <text:span text:style-name="Emphasis"><text:span text:style-name="T2">matemáticamente</text:span></text:span> el número cuántico principal <text:span text:style-name="Source_20_Text">n</text:span> <text:span text:style-name="Strong_20_Emphasis"><text:span text:style-name="T1">no tiene un límite superior</text:span></text:span>, puede ser 1, 2, 3, … hasta ∞.<text:line-break/><text:span text:style-name="Strong_20_Emphasis"><text:span text:style-name="T1">Pero en la práctica física</text:span></text:span>, hay límites:</text:p>
      <text:h text:style-name="P133" text:outline-level="1"><text:soft-page-break/>Límites físicos de n:</text:h>
      <text:list xml:id="list7638133935126722232" text:style-name="L71">
        <text:list-item text:start-value="1">
          <text:p text:style-name="P90">A medida que <text:span text:style-name="Source_20_Text">n</text:span> crece, el electrón está más alejado del núcleo y menos ligado.</text:p>
        </text:list-item>
        <text:list-item text:start-value="2">
          <text:p text:style-name="P90">Para valores muy altos de <text:span text:style-name="Source_20_Text">n</text:span>, el electrón se encuentra en un estado casi libre, conocido como <text:span text:style-name="Strong_20_Emphasis"><text:span text:style-name="T1">estado de Rydberg</text:span></text:span>.</text:p>
        </text:list-item>
        <text:list-item text:start-value="3">
          <text:p text:style-name="P49">Más allá de cierto punto, la energía es suficiente para que el electrón <text:span text:style-name="Strong_20_Emphasis"><text:span text:style-name="T1">escape completamente</text:span></text:span> del átomo → <text:span text:style-name="Strong_20_Emphasis"><text:span text:style-name="T1">ionización</text:span></text:span>.</text:p>
        </text:list-item>
      </text:list>
      <text:p text:style-name="P125">Por tanto, aunque no hay un tope teórico para <text:span text:style-name="Source_20_Text">n</text:span>, <text:span text:style-name="Strong_20_Emphasis"><text:span text:style-name="T1">el entorno físico (energía disponible, tamaño del átomo, perturbaciones)</text:span></text:span> impone un límite práctico.</text:p>
      <text:h text:style-name="P133" text:outline-level="1">¿Y el número cuántico secundario (l)?</text:h>
      <text:p text:style-name="P125"><text:span text:style-name="Source_20_Text">l</text:span> <text:span text:style-name="Strong_20_Emphasis"><text:span text:style-name="T1">sí depende directamente de</text:span></text:span> <text:span text:style-name="Source_20_Text">n</text:span>, pues solo puede tomar valores entre <text:span text:style-name="Source_20_Text">0</text:span> y <text:span text:style-name="Source_20_Text">n-1</text:span>.</text:p>
      <text:list xml:id="list8069918534998569226" text:style-name="L72">
        <text:list-item text:start-value="1">
          <text:p text:style-name="P91">Si <text:span text:style-name="Source_20_Text">n = 1</text:span> → l = 0</text:p>
        </text:list-item>
        <text:list-item text:start-value="2">
          <text:p text:style-name="P91">Si <text:span text:style-name="Source_20_Text">n = 2</text:span> → l = 0 o 1</text:p>
        </text:list-item>
        <text:list-item text:start-value="3">
          <text:p text:style-name="P50">Si <text:span text:style-name="Source_20_Text">n = 3</text:span> → ... y así.l = 0, 1, 2 </text:p>
        </text:list-item>
      </text:list>
      <text:p text:style-name="P125"><text:span text:style-name="Strong_20_Emphasis"><text:span text:style-name="T1">Conclusión:</text:span></text:span> si <text:span text:style-name="Source_20_Text">n</text:span> está limitado físicamente, también lo está <text:span text:style-name="Source_20_Text">l</text:span>.</text:p>
      <text:h text:style-name="P133" text:outline-level="1">¿El número cuántico magnético (mₗ) depende del observador? ¿Puede ser continuo?</text:h>
      <text:p text:style-name="P125"><text:span text:style-name="Source_20_Text">mₗ</text:span> representa la <text:span text:style-name="Strong_20_Emphasis"><text:span text:style-name="T1">orientación del orbital</text:span></text:span> en el espacio, proyectada sobre un eje fijo, normalmente el eje <text:span text:style-name="Strong_20_Emphasis"><text:span text:style-name="T1">z</text:span></text:span>, y toma valores enteros entre <text:span text:style-name="Source_20_Text">−l</text:span> y <text:span text:style-name="Source_20_Text">+l</text:span>.</text:p>
      <text:list xml:id="list3907281254990490476" text:style-name="L73">
        <text:list-item text:start-value="1">
          <text:p text:style-name="P51">Por ejemplo, si <text:span text:style-name="Source_20_Text">l = 1</text:span> → mₗ = −1, 0, +1</text:p>
        </text:list-item>
      </text:list>
      <text:h text:style-name="P133" text:outline-level="1">¿Depende del observador? Sí y no.</text:h>
      <text:p text:style-name="P125"><text:span text:style-name="Strong_20_Emphasis"><text:span text:style-name="T1">Sí</text:span></text:span>, en el sentido de que la orientación de un orbital tiene sentido <text:span text:style-name="Strong_20_Emphasis"><text:span text:style-name="T1">respecto a un eje elegido arbitrariamente</text:span></text:span> (e.g., eje z).<text:line-break/><text:span text:style-name="Strong_20_Emphasis"><text:span text:style-name="T1">No</text:span></text:span>, porque los valores de <text:span text:style-name="Source_20_Text">mₗ</text:span> siguen siendo <text:span text:style-name="Strong_20_Emphasis"><text:span text:style-name="T1">cuantizados</text:span></text:span> (enteros) <text:span text:style-name="Strong_20_Emphasis"><text:span text:style-name="T1">independientemente del sistema de referencia</text:span></text:span>.</text:p>
      <text:p text:style-name="P125">En otras palabras: cambiar la orientación del sistema de coordenadas (rotar el observador) <text:span text:style-name="Strong_20_Emphasis"><text:span text:style-name="T1">cambia la interpretación espacial</text:span></text:span>, pero <text:span text:style-name="Strong_20_Emphasis"><text:span text:style-name="T1">no cambia los valores posibles de</text:span></text:span> <text:span text:style-name="Source_20_Text">mₗ</text:span>.</text:p>
      <text:h text:style-name="P133" text:outline-level="1">¿Por qué no puede tomar valores de coma flotante?</text:h>
      <text:p text:style-name="P125">Porque el <text:span text:style-name="Strong_20_Emphasis"><text:span text:style-name="T1">momento angular orbital</text:span></text:span> en mecánica cuántica está <text:span text:style-name="Strong_20_Emphasis"><text:span text:style-name="T1">cuantizado</text:span></text:span> debido a las soluciones de la <text:span text:style-name="Strong_20_Emphasis"><text:span text:style-name="T1">ecuación de Schrödinger</text:span></text:span>. Esto impone condiciones de contorno (matemáticas y físicas) que <text:span text:style-name="Strong_20_Emphasis"><text:span text:style-name="T1">solo permiten soluciones con ciertos valores discretos</text:span></text:span>.</text:p>
      <text:p text:style-name="P125">Esto se traduce en que:</text:p>
      <text:list xml:id="list1913460670698604041" text:style-name="L74">
        <text:list-item text:start-value="1">
          <text:p text:style-name="P92">El <text:span text:style-name="Strong_20_Emphasis"><text:span text:style-name="T1">módulo</text:span></text:span> del momento angular orbital depende de <text:span text:style-name="Source_20_Text">l</text:span>: |L| = ħ √[l(l+1)]</text:p>
        </text:list-item>
        <text:list-item text:start-value="2">
          <text:p text:style-name="P52"><text:soft-page-break/>La <text:span text:style-name="Strong_20_Emphasis"><text:span text:style-name="T1">proyección</text:span></text:span> en el eje z depende de <text:span text:style-name="Source_20_Text">mₗ</text:span>:<text:span text:style-name="Strong_20_Emphasis"><text:span text:style-name="T1">Lₓ = mₗ · ħ</text:span></text:span> → Solo se permiten múltiplos enteros de ℏ.</text:p>
        </text:list-item>
      </text:list>
      <text:p text:style-name="P125"><text:span text:style-name="Strong_20_Emphasis"><text:span text:style-name="T1">Permitir valores continuos (coma flotante)</text:span></text:span> violaría la <text:span text:style-name="Strong_20_Emphasis"><text:span text:style-name="T1">condición de cuantización</text:span></text:span> del momento angular → no es compatible con la mecánica cuántica estándar.</text:p>
      <text:h text:style-name="P133" text:outline-level="1">¿Y el número cuántico de espín (mₛ)?</text:h>
      <text:p text:style-name="P125">Este es más extraño aún, porque no tiene análogo clásico. Solo puede tomar:</text:p>
      <text:list xml:id="list2964796858737509845" text:style-name="L75">
        <text:list-item text:start-value="1">
          <text:p text:style-name="P93"><text:span text:style-name="Source_20_Text">+½</text:span> (espín “arriba”)</text:p>
        </text:list-item>
        <text:list-item text:start-value="2">
          <text:p text:style-name="P53"><text:span text:style-name="Source_20_Text">−½</text:span> (espín “abajo”)</text:p>
        </text:list-item>
      </text:list>
      <text:p text:style-name="P125">Es un <text:span text:style-name="Strong_20_Emphasis"><text:span text:style-name="T1">valor intrínseco</text:span></text:span> del electrón. No depende de su movimiento ni de su localización, y <text:span text:style-name="Strong_20_Emphasis"><text:span text:style-name="T1">no puede variar</text:span></text:span> más allá de esos dos estados. Es una propiedad <text:span text:style-name="Strong_20_Emphasis"><text:span text:style-name="T1">fundamental de la partícula</text:span></text:span>.</text:p>
      <text:h text:style-name="Heading_20_2" text:outline-level="2">En resumen:</text:h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header-rows>
          <table:table-row>
            <table:table-cell table:style-name="Tabla5.A1" office:value-type="string">
              <text:p text:style-name="Table_20_Heading">Número cuántico</text:p>
            </table:table-cell>
            <table:table-cell table:style-name="Tabla5.A1" office:value-type="string">
              <text:p text:style-name="Table_20_Heading">Rango posible</text:p>
            </table:table-cell>
            <table:table-cell table:style-name="Tabla5.A1" office:value-type="string">
              <text:p text:style-name="Table_20_Heading">Naturaleza</text:p>
            </table:table-cell>
            <table:table-cell table:style-name="Tabla5.A1" office:value-type="string">
              <text:p text:style-name="Table_20_Heading">¿Cuantizado?</text:p>
            </table:table-cell>
            <table:table-cell table:style-name="Tabla5.A1" office:value-type="string">
              <text:p text:style-name="Table_20_Heading">¿Depende del observador?</text:p>
            </table:table-cell>
          </table:table-row>
        </table:table-header-rows>
        <table:table-row>
          <table:table-cell table:style-name="Tabla5.A1" office:value-type="string">
            <text:p text:style-name="Table_20_Contents"><text:span text:style-name="Source_20_Text">n</text:span> (principal)</text:p>
          </table:table-cell>
          <table:table-cell table:style-name="Tabla5.A1" office:value-type="string">
            <text:p text:style-name="Table_20_Contents"><text:span text:style-name="Source_20_Text">1 → ∞</text:span></text:p>
          </table:table-cell>
          <table:table-cell table:style-name="Tabla5.A1" office:value-type="string">
            <text:p text:style-name="Table_20_Contents">Energía / tamaño orbital</text:p>
          </table:table-cell>
          <table:table-cell table:style-name="Tabla5.A1" office:value-type="string">
            <text:p text:style-name="Table_20_Contents">✅ Sí</text:p>
          </table:table-cell>
          <table:table-cell table:style-name="Tabla5.A1" office:value-type="string">
            <text:p text:style-name="Table_20_Contents">❌ No</text:p>
          </table:table-cell>
        </table:table-row>
        <table:table-row>
          <table:table-cell table:style-name="Tabla5.A1" office:value-type="string">
            <text:p text:style-name="Table_20_Contents"><text:span text:style-name="Source_20_Text">l</text:span> (azimutal)</text:p>
          </table:table-cell>
          <table:table-cell table:style-name="Tabla5.A1" office:value-type="string">
            <text:p text:style-name="Table_20_Contents"><text:span text:style-name="Source_20_Text">0 → n−1</text:span></text:p>
          </table:table-cell>
          <table:table-cell table:style-name="Tabla5.A1" office:value-type="string">
            <text:p text:style-name="Table_20_Contents">Forma del orbital</text:p>
          </table:table-cell>
          <table:table-cell table:style-name="Tabla5.A1" office:value-type="string">
            <text:p text:style-name="Table_20_Contents">✅ Sí</text:p>
          </table:table-cell>
          <table:table-cell table:style-name="Tabla5.A1" office:value-type="string">
            <text:p text:style-name="Table_20_Contents">❌ No</text:p>
          </table:table-cell>
        </table:table-row>
        <table:table-row>
          <table:table-cell table:style-name="Tabla5.A1" office:value-type="string">
            <text:p text:style-name="Table_20_Contents"><text:span text:style-name="Source_20_Text">mₗ</text:span> (magnético)</text:p>
          </table:table-cell>
          <table:table-cell table:style-name="Tabla5.A1" office:value-type="string">
            <text:p text:style-name="Table_20_Contents"><text:span text:style-name="Source_20_Text">−l → +l</text:span> (enteros)</text:p>
          </table:table-cell>
          <table:table-cell table:style-name="Tabla5.A1" office:value-type="string">
            <text:p text:style-name="Table_20_Contents">Orientación orbital</text:p>
          </table:table-cell>
          <table:table-cell table:style-name="Tabla5.A1" office:value-type="string">
            <text:p text:style-name="Table_20_Contents">✅ Sí</text:p>
          </table:table-cell>
          <table:table-cell table:style-name="Tabla5.A1" office:value-type="string">
            <text:p text:style-name="Table_20_Contents">✅ Depende del eje elegido</text:p>
          </table:table-cell>
        </table:table-row>
        <table:table-row>
          <table:table-cell table:style-name="Tabla5.A1" office:value-type="string">
            <text:p text:style-name="Table_20_Contents"><text:span text:style-name="Source_20_Text">mₛ</text:span> (espín)</text:p>
          </table:table-cell>
          <table:table-cell table:style-name="Tabla5.A1" office:value-type="string">
            <text:p text:style-name="Table_20_Contents"><text:span text:style-name="Source_20_Text">+½</text:span> o <text:span text:style-name="Source_20_Text">−½</text:span></text:p>
          </table:table-cell>
          <table:table-cell table:style-name="Tabla5.A1" office:value-type="string">
            <text:p text:style-name="Table_20_Contents">Giro interno</text:p>
          </table:table-cell>
          <table:table-cell table:style-name="Tabla5.A1" office:value-type="string">
            <text:p text:style-name="Table_20_Contents">✅ Sí</text:p>
          </table:table-cell>
          <table:table-cell table:style-name="Tabla5.A1" office:value-type="string">
            <text:p text:style-name="Table_20_Contents">❌ No (es absoluto)</text:p>
          </table:table-cell>
        </table:table-row>
      </table:table>
      <text:p text:style-name="Text_20_body"/>
      <text:p text:style-name="P125"><text:line-break/>¿Qué estamos comparando?</text:p>
      <text:list xml:id="list1100778010525090405" text:style-name="L76">
        <text:list-item text:start-value="1">
          <text:p text:style-name="P94"><text:span text:style-name="Strong_20_Emphasis"><text:span text:style-name="T1">Modelo estándar de la mecánica cuántica (MC):</text:span></text:span> Se basa en funciones de onda, operadores, y soluciones de la ecuación de Schrödinger. Las <text:span text:style-name="Strong_20_Emphasis"><text:span text:style-name="T1">propiedades cuánticas</text:span></text:span> como niveles de energía, momentos angulares, espines, etc., surgen de las <text:span text:style-name="Strong_20_Emphasis"><text:span text:style-name="T1">condiciones de contorno</text:span></text:span> impuestas a estas funciones de onda en un espacio con simetría esférica (para átomos).</text:p>
        </text:list-item>
        <text:list-item text:start-value="2">
          <text:p text:style-name="P54"><text:span text:style-name="Strong_20_Emphasis"><text:span text:style-name="T1">Modelo SQE (basado en coherencia del campo de fase):</text:span></text:span> Aquí propones que las propiedades emergen de un <text:span text:style-name="Strong_20_Emphasis"><text:span text:style-name="T1">campo de fase coherente</text:span></text:span>, quizás con estructura espacial, donde las "cargas" o "masas" no están dadas desde el principio sino que <text:span text:style-name="Strong_20_Emphasis"><text:span text:style-name="T1">emergen de relaciones de fase</text:span></text:span> (como interferencias estables), posiblemente parecidas a solitones o patrones estacionarios.</text:p>
        </text:list-item>
      </text:list>
      <text:h text:style-name="P133" text:outline-level="1">¿Cómo se relacionan los números cuánticos con ese campo de fase?</text:h>
      <text:h text:style-name="P133" text:outline-level="1">En el modelo estándar:</text:h>
      <text:list xml:id="list8357845479638894700" text:style-name="L77">
        <text:list-item text:start-value="1">
          <text:p text:style-name="P95"><text:span text:style-name="Source_20_Text">n</text:span>, <text:span text:style-name="Source_20_Text">l</text:span>, <text:span text:style-name="Source_20_Text">mₗ</text:span>, <text:span text:style-name="Source_20_Text">mₛ</text:span> <text:span text:style-name="Strong_20_Emphasis"><text:span text:style-name="T1">emergen como índices discretos</text:span></text:span> que cuantifican soluciones <text:span text:style-name="Strong_20_Emphasis"><text:span text:style-name="T1">estacionarias</text:span></text:span> del sistema (e.g. electrón en el campo del núcleo).</text:p>
        </text:list-item>
        <text:list-item text:start-value="2">
          <text:p text:style-name="P55"><text:soft-page-break/>Se obtienen resolviendo la ecuación de Schrödinger con un <text:span text:style-name="Strong_20_Emphasis"><text:span text:style-name="T1">potencial eléctrico central (coulombiano)</text:span></text:span>.</text:p>
        </text:list-item>
      </text:list>
      <text:h text:style-name="P133" text:outline-level="1">En SQE: ¿Qué cambiaría?</text:h>
      <text:h text:style-name="P133" text:outline-level="1">Posibilidad 1: Reformular el potencial</text:h>
      <text:list xml:id="list223640529151657605" text:style-name="L78">
        <text:list-item text:start-value="1">
          <text:p text:style-name="P96">Si las cargas eléctricas no son entidades fundamentales sino <text:span text:style-name="Strong_20_Emphasis"><text:span text:style-name="T1">efectos emergentes del campo de fase</text:span></text:span>, el <text:span text:style-name="Strong_20_Emphasis"><text:span text:style-name="T1">potencial coulombiano</text:span></text:span> en la ecuación de Schrödinger <text:span text:style-name="Strong_20_Emphasis"><text:span text:style-name="T1">no se introduce como entrada</text:span></text:span>, sino que <text:span text:style-name="Strong_20_Emphasis"><text:span text:style-name="T1">se deduce</text:span></text:span> de la coherencia del campo.</text:p>
        </text:list-item>
        <text:list-item text:start-value="2">
          <text:p text:style-name="P56">Pero <text:span text:style-name="Strong_20_Emphasis"><text:span text:style-name="T1">matemáticamente</text:span></text:span>, los nodos, las soluciones estacionarias y los patrones espaciales <text:span text:style-name="Strong_20_Emphasis"><text:span text:style-name="T1">seguirían siendo los mismos</text:span></text:span>, si se mantiene una estructura radial y condiciones de simetría.</text:p>
        </text:list-item>
      </text:list>
      <text:p text:style-name="P125"><text:span text:style-name="Strong_20_Emphasis"><text:span text:style-name="T1">Conclusión intermedia</text:span></text:span>:</text:p>
      <text:p text:style-name="P132">El <text:span text:style-name="Strong_20_Emphasis"><text:span text:style-name="T1">resultado matemático (números cuánticos y niveles)</text:span></text:span> puede mantenerse <text:span text:style-name="Strong_20_Emphasis"><text:span text:style-name="T1">idéntico</text:span></text:span>, pero lo que cambia es la <text:span text:style-name="Strong_20_Emphasis"><text:span text:style-name="T1">interpretación física del origen</text:span></text:span> de ese comportamiento.</text:p>
      <text:h text:style-name="P133" text:outline-level="1">Posibilidad 2: El campo de fase reemplaza a la función de onda</text:h>
      <text:p text:style-name="P125">Si el campo de fase reemplaza completamente a la función de onda, entonces:</text:p>
      <text:list xml:id="list6167880542337989472" text:style-name="L79">
        <text:list-item text:start-value="1">
          <text:p text:style-name="P97">Los <text:span text:style-name="Strong_20_Emphasis"><text:span text:style-name="T1">números cuánticos</text:span></text:span> podrían emerger como <text:span text:style-name="Strong_20_Emphasis"><text:span text:style-name="T1">modos de oscilación coherente del campo</text:span></text:span>, parecidos a los modos normales en un sistema acoplado.</text:p>
        </text:list-item>
        <text:list-item text:start-value="2">
          <text:p text:style-name="P97"><text:span text:style-name="Source_20_Text">n</text:span> → número de nodos radiales de fase estable</text:p>
        </text:list-item>
        <text:list-item text:start-value="3">
          <text:p text:style-name="P97"><text:span text:style-name="Source_20_Text">l</text:span> → número de nodos angulares</text:p>
        </text:list-item>
        <text:list-item text:start-value="4">
          <text:p text:style-name="P97"><text:span text:style-name="Source_20_Text">mₗ</text:span> → orientación estable del patrón coherente</text:p>
        </text:list-item>
        <text:list-item text:start-value="5">
          <text:p text:style-name="P57"><text:span text:style-name="Source_20_Text">mₛ</text:span> → tipo de giro intrínseco del nodo (como una polarización circular del patrón de fase)</text:p>
        </text:list-item>
      </text:list>
      <text:p text:style-name="P125">Aquí los números cuánticos <text:span text:style-name="Strong_20_Emphasis"><text:span text:style-name="T1">no serían postulados</text:span></text:span>, sino que <text:span text:style-name="Strong_20_Emphasis"><text:span text:style-name="T1">emergen naturalmente</text:span></text:span> como "soluciones resonantes" del campo bajo ciertas restricciones de coherencia.</text:p>
      <text:h text:style-name="P133" text:outline-level="1">⚙️ ¿Cómo se calcularía entonces?</text:h>
      <text:list xml:id="list6434999187037249923" text:style-name="L80">
        <text:list-item text:start-value="1">
          <text:p text:style-name="P98"><text:span text:style-name="Strong_20_Emphasis"><text:span text:style-name="T1">Planteas una ecuación del campo de fase</text:span></text:span>, que reemplaza a la de Schrödinger:</text:p>
          <text:list>
            <text:list-item text:start-value="1">
              <text:p text:style-name="P98">Puede ser una ecuación de tipo onda no lineal o tipo solitón.</text:p>
            </text:list-item>
            <text:list-item text:start-value="2">
              <text:p text:style-name="P98">La energía, momento angular y carga emergerían como <text:span text:style-name="Strong_20_Emphasis"><text:span text:style-name="T1">propiedades colectivas del patrón</text:span></text:span> (no como inputs).</text:p>
            </text:list-item>
          </text:list>
        </text:list-item>
        <text:list-item text:start-value="2">
          <text:p text:style-name="P98"><text:span text:style-name="Strong_20_Emphasis"><text:span text:style-name="T1">Buscas soluciones estables (coherentes)</text:span></text:span> del campo:</text:p>
          <text:list>
            <text:list-item text:start-value="1">
              <text:p text:style-name="P98">Solo algunos patrones espaciales del campo de fase serían <text:span text:style-name="Strong_20_Emphasis"><text:span text:style-name="T1">autoestabilizados</text:span></text:span> (por simetría, interferencia, condiciones de borde...).</text:p>
            </text:list-item>
            <text:list-item text:start-value="2">
              <text:p text:style-name="P98">Estos patrones coincidirían con los <text:span text:style-name="Strong_20_Emphasis"><text:span text:style-name="T1">niveles discretos conocidos</text:span></text:span>, pero ahora derivados del campo mismo.</text:p>
            </text:list-item>
          </text:list>
        </text:list-item>
        <text:list-item text:start-value="3">
          <text:p text:style-name="P58"><text:span text:style-name="Strong_20_Emphasis"><text:span text:style-name="T1">Extraes los números cuánticos</text:span></text:span> como índices de esos modos resonantes.</text:p>
        </text:list-item>
      </text:list>
      <text:h text:style-name="Heading_20_2" text:outline-level="2"><text:soft-page-break/>Diferencias clave con el modelo estándar</text:h>
      <table:table table:name="Tabla6" table:style-name="Tabla6">
        <table:table-column table:style-name="Tabla6.A"/>
        <table:table-column table:style-name="Tabla6.B"/>
        <table:table-column table:style-name="Tabla6.C"/>
        <table:table-header-rows>
          <table:table-row>
            <table:table-cell table:style-name="Tabla6.A1" office:value-type="string">
              <text:p text:style-name="Table_20_Heading">Aspecto</text:p>
            </table:table-cell>
            <table:table-cell table:style-name="Tabla6.A1" office:value-type="string">
              <text:p text:style-name="Table_20_Heading">Mecánica cuántica estándar</text:p>
            </table:table-cell>
            <table:table-cell table:style-name="Tabla6.A1" office:value-type="string">
              <text:p text:style-name="Table_20_Heading">Modelo SQE (fase coherente)</text:p>
            </table:table-cell>
          </table:table-row>
        </table:table-header-rows>
        <table:table-row>
          <table:table-cell table:style-name="Tabla6.A1" office:value-type="string">
            <text:p text:style-name="Table_20_Contents">Función de onda</text:p>
          </table:table-cell>
          <table:table-cell table:style-name="Tabla6.A1" office:value-type="string">
            <text:p text:style-name="Table_20_Contents">Objeto probabilístico abstracto</text:p>
          </table:table-cell>
          <table:table-cell table:style-name="Tabla6.A1" office:value-type="string">
            <text:p text:style-name="Table_20_Contents">Campo físico real (fase coherente)</text:p>
          </table:table-cell>
        </table:table-row>
        <table:table-row>
          <table:table-cell table:style-name="Tabla6.A1" office:value-type="string">
            <text:p text:style-name="Table_20_Contents">Carga eléctrica</text:p>
          </table:table-cell>
          <table:table-cell table:style-name="Tabla6.A1" office:value-type="string">
            <text:p text:style-name="Table_20_Contents">Atributo fundamental</text:p>
          </table:table-cell>
          <table:table-cell table:style-name="Tabla6.A1" office:value-type="string">
            <text:p text:style-name="Table_20_Contents">Resultado de la coherencia del campo</text:p>
          </table:table-cell>
        </table:table-row>
        <table:table-row>
          <table:table-cell table:style-name="Tabla6.A1" office:value-type="string">
            <text:p text:style-name="Table_20_Contents">Potencial eléctrico</text:p>
          </table:table-cell>
          <table:table-cell table:style-name="Tabla6.A1" office:value-type="string">
            <text:p text:style-name="Table_20_Contents">Entrada (postulada)</text:p>
          </table:table-cell>
          <table:table-cell table:style-name="Tabla6.A1" office:value-type="string">
            <text:p text:style-name="Table_20_Contents">Emergería de relaciones de fase</text:p>
          </table:table-cell>
        </table:table-row>
        <table:table-row>
          <table:table-cell table:style-name="Tabla6.A1" office:value-type="string">
            <text:p text:style-name="Table_20_Contents">Números cuánticos</text:p>
          </table:table-cell>
          <table:table-cell table:style-name="Tabla6.A1" office:value-type="string">
            <text:p text:style-name="Table_20_Contents">Resultan de ecuaciones diferenciales con potencial</text:p>
          </table:table-cell>
          <table:table-cell table:style-name="Tabla6.A1" office:value-type="string">
            <text:p text:style-name="Table_20_Contents">Índices de modos resonantes estables del campo</text:p>
          </table:table-cell>
        </table:table-row>
        <table:table-row>
          <table:table-cell table:style-name="Tabla6.A1" office:value-type="string">
            <text:p text:style-name="Table_20_Contents">Espín</text:p>
          </table:table-cell>
          <table:table-cell table:style-name="Tabla6.A1" office:value-type="string">
            <text:p text:style-name="Table_20_Contents">Postulado como propiedad intrínseca</text:p>
          </table:table-cell>
          <table:table-cell table:style-name="Tabla6.A1" office:value-type="string">
            <text:p text:style-name="Table_20_Contents">Podría emerger como patrón de giro coherente</text:p>
          </table:table-cell>
        </table:table-row>
      </table:table>
      <text:h text:style-name="P133" text:outline-level="1">Entonces, ¿cambiarían los valores de los números cuánticos?</text:h>
      <text:p text:style-name="P125">❌ <text:span text:style-name="Strong_20_Emphasis"><text:span text:style-name="T1">No necesariamente.</text:span></text:span><text:line-break/>✅ <text:span text:style-name="Strong_20_Emphasis"><text:span text:style-name="T1">Lo que cambiaría es su</text:span></text:span> <text:span text:style-name="Emphasis"><text:span text:style-name="T2">origen físico</text:span></text:span> <text:span text:style-name="Strong_20_Emphasis"><text:span text:style-name="T1">y su</text:span></text:span> <text:span text:style-name="Emphasis"><text:span text:style-name="T2">significado conceptual</text:span></text:span><text:span text:style-name="Strong_20_Emphasis"><text:span text:style-name="T1">.</text:span></text:span></text:p>
      <text:p text:style-name="P125">Por ejemplo:</text:p>
      <text:list xml:id="list7592874115814984779" text:style-name="L81">
        <text:list-item text:start-value="1">
          <text:p text:style-name="P99"><text:span text:style-name="Source_20_Text">mₗ</text:span> no sería solo una proyección arbitraria del momento angular, sino una <text:span text:style-name="Strong_20_Emphasis"><text:span text:style-name="T1">orientación estable</text:span></text:span> que surge de la topología del campo.</text:p>
        </text:list-item>
        <text:list-item text:start-value="2">
          <text:p text:style-name="P59"><text:span text:style-name="Source_20_Text">mₛ</text:span> podría ser una <text:span text:style-name="Strong_20_Emphasis"><text:span text:style-name="T1">simetría del patrón de fase interna</text:span></text:span>, no una propiedad misteriosa del electrón.</text:p>
        </text:list-item>
      </text:list>
      <text:h text:style-name="P133" text:outline-level="1">✅ Conclusión</text:h>
      <text:p text:style-name="P132">En el modelo SQE, <text:span text:style-name="Strong_20_Emphasis"><text:span text:style-name="T1">la matemática que da lugar a los números cuánticos puede mantenerse idéntica</text:span></text:span>, pero su interpretación física <text:span text:style-name="Strong_20_Emphasis"><text:span text:style-name="T1">es radicalmente distinta</text:span></text:span>.<text:line-break/>Las "cargas" o "interacciones" no se postulan, sino que <text:span text:style-name="Strong_20_Emphasis"><text:span text:style-name="T1">emergen de la estructura del campo de fase coherente</text:span></text:span>, que actúa como un tejido fundamental.</text:p>
      <text:h text:style-name="P133" text:outline-level="1">Paso 1: Idea básica del modelo SQE</text:h>
      <text:p text:style-name="P125"><text:span text:style-name="Strong_20_Emphasis"><text:span text:style-name="T1">Hipótesis:</text:span></text:span></text:p>
      <text:list xml:id="list173485385308397299" text:style-name="L82">
        <text:list-item text:start-value="1">
          <text:p text:style-name="P100">Existe un <text:span text:style-name="Strong_20_Emphasis"><text:span text:style-name="T1">campo de fase real y continuo</text:span></text:span> ϕ(r⃗,t) que contiene toda la información del sistema.</text:p>
        </text:list-item>
        <text:list-item text:start-value="2">
          <text:p text:style-name="P100">El electrón, por ejemplo, no es una partícula puntual con carga dada, sino un <text:span text:style-name="Strong_20_Emphasis"><text:span text:style-name="T1">patrón estable (solitón o nodo)</text:span></text:span> dentro de ese campo.</text:p>
        </text:list-item>
        <text:list-item text:start-value="3">
          <text:p text:style-name="P60">Las <text:span text:style-name="Strong_20_Emphasis"><text:span text:style-name="T1">interacciones</text:span></text:span> (como la fuerza eléctrica) no se introducen desde fuera, sino que <text:span text:style-name="Strong_20_Emphasis"><text:span text:style-name="T1">emergen de variaciones de fase</text:span></text:span> del campo.</text:p>
        </text:list-item>
      </text:list>
      <text:h text:style-name="P133" text:outline-level="1">Paso 2: Analogía con la ecuación de Schrödinger</text:h>
      <text:p text:style-name="P125">La ecuación de Schrödinger estándar es:</text:p>
      <text:p text:style-name="P125"><text:soft-page-break/>iħ ∂ψ/∂t = [-(ħ²/2m)∇² + V(r)] ψ(r⃗,t)</text:p>
      <text:list xml:id="list1570687767921091371" text:style-name="L83">
        <text:list-item text:start-value="1">
          <text:p text:style-name="P101">Aquí, ψ es la función de onda.</text:p>
        </text:list-item>
        <text:list-item text:start-value="2">
          <text:p text:style-name="P61">V(r⃗) es el potencial (por ejemplo, eléctrico) <text:span text:style-name="Strong_20_Emphasis"><text:span text:style-name="T1">impuesto desde fuera</text:span></text:span>.</text:p>
        </text:list-item>
      </text:list>
      <text:h text:style-name="P133" text:outline-level="1">Paso 3: Sustitución por un campo de fase real</text:h>
      <text:p text:style-name="P125">Proponemos que:</text:p>
      <text:p text:style-name="P125">ψ(r⃗,t) = A(r,t) * e^(i*ϕ(r,t))</text:p>
      <text:list xml:id="list1500935176987126870" text:style-name="L84">
        <text:list-item text:start-value="1">
          <text:p text:style-name="P102">A: amplitud (podría representar densidad)</text:p>
        </text:list-item>
        <text:list-item text:start-value="2">
          <text:p text:style-name="P62">ϕ: <text:span text:style-name="Strong_20_Emphasis"><text:span text:style-name="T1">campo de fase</text:span></text:span> (núcleo del modelo SQE)</text:p>
        </text:list-item>
      </text:list>
      <text:p text:style-name="P125">Al insertar esto en la ecuación de Schrödinger y separar parte real e imaginaria, se obtienen dos ecuaciones conocidas como <text:span text:style-name="Strong_20_Emphasis"><text:span text:style-name="T1">Madelung equations</text:span></text:span>, que tienen forma hidrodinámica.</text:p>
      <text:h text:style-name="P133" text:outline-level="1">Paso 4: Ecuación dinámica del campo de fase (SQE)</text:h>
      <text:p text:style-name="P125">Podemos proponer como <text:span text:style-name="Strong_20_Emphasis"><text:span text:style-name="T1">base del modelo SQE</text:span></text:span> una ecuación del tipo:</text:p>
      <text:p text:style-name="P125">∂ϕ/∂t + (1/2m)(∇ϕ)² + Q[ϕ] = 0</text:p>
      <text:list xml:id="list4982642144991101903" text:style-name="L85">
        <text:list-item text:start-value="1">
          <text:p text:style-name="P103">ϕ(r⃗,t) es el <text:span text:style-name="Strong_20_Emphasis"><text:span text:style-name="T1">campo de fase real</text:span></text:span></text:p>
        </text:list-item>
        <text:list-item text:start-value="2">
          <text:p text:style-name="P103">(∇ϕ)² es una energía cinética "emergente"</text:p>
        </text:list-item>
        <text:list-item text:start-value="3">
          <text:p text:style-name="P63">Q[ϕ] es un término tipo "potencial cuántico", dependiente del campo mismo.</text:p>
        </text:list-item>
      </text:list>
      <text:p text:style-name="P125">Este tipo de ecuación recuerda a una <text:span text:style-name="Strong_20_Emphasis"><text:span text:style-name="T1">Hamilton–Jacobi cuántica</text:span></text:span> y puede producir soluciones estacionarias que coinciden con los estados conocidos del electrón en un átomo.</text:p>
      <text:h text:style-name="P133" text:outline-level="1">Paso 5: ¿Y el potencial eléctrico?</text:h>
      <text:p text:style-name="P125">En el modelo SQE:</text:p>
      <text:list xml:id="list4080915037377911716" text:style-name="L86">
        <text:list-item text:start-value="1">
          <text:p text:style-name="P104">No introducimos V(r⃗) = -e²/(4πε₀r) explícitamente.</text:p>
        </text:list-item>
        <text:list-item text:start-value="2">
          <text:p text:style-name="P104">En su lugar, <text:span text:style-name="Strong_20_Emphasis"><text:span text:style-name="T1">las curvaturas o tensiones del campo de fase</text:span></text:span> generan una "fuerza efectiva".</text:p>
        </text:list-item>
        <text:list-item text:start-value="3">
          <text:p text:style-name="P64">La <text:span text:style-name="Strong_20_Emphasis"><text:span text:style-name="T1">carga eléctrica aparece como una propiedad del patrón de fase</text:span></text:span> (p.ej., su topología, vorticidad, o intensidad de gradiente).</text:p>
        </text:list-item>
      </text:list>
      <text:h text:style-name="P133" text:outline-level="1">Paso 6: ¿Cómo emergen los números cuánticos?</text:h>
      <text:p text:style-name="P125">Cuando buscamos <text:span text:style-name="Strong_20_Emphasis"><text:span text:style-name="T1">soluciones estables (estacionarias)</text:span></text:span> de esta ecuación SQE en simetría esférica, aparecen:</text:p>
      <text:list xml:id="list945767038390559715" text:style-name="L87">
        <text:list-item text:start-value="1">
          <text:p text:style-name="P105">Modos radiales → n</text:p>
        </text:list-item>
        <text:list-item text:start-value="2">
          <text:p text:style-name="P105">Modos angulares → l</text:p>
        </text:list-item>
        <text:list-item text:start-value="3">
          <text:p text:style-name="P105">Orientaciones → <text:span text:style-name="Source_20_Text">mₗ</text:span></text:p>
        </text:list-item>
        <text:list-item text:start-value="4">
          <text:p text:style-name="P65">Giro de patrones internos (vorticidad o helicidad) → <text:span text:style-name="Source_20_Text">mₛ</text:span></text:p>
        </text:list-item>
      </text:list>
      <text:p text:style-name="P125">Por tanto:</text:p>
      <text:p text:style-name="P125"><text:soft-page-break/>φ_nlm(r⃗,t) = f_nl(r) * Y_lm(θ,φ) * e^(-iEt/ħ)</text:p>
      <text:p text:style-name="P125">...pero <text:span text:style-name="Strong_20_Emphasis"><text:span text:style-name="T1">ahora</text:span></text:span> la interpretación física es distinta:</text:p>
      <text:list xml:id="list6507637364306007682" text:style-name="L88">
        <text:list-item text:start-value="1">
          <text:p text:style-name="P106">Y_l^m​: no representa sólo una forma matemática, sino <text:span text:style-name="Strong_20_Emphasis"><text:span text:style-name="T1">una configuración estable de fase</text:span></text:span> en el campo.</text:p>
        </text:list-item>
        <text:list-item text:start-value="2">
          <text:p text:style-name="P66">La <text:span text:style-name="Strong_20_Emphasis"><text:span text:style-name="T1">energía E</text:span></text:span> no viene de un potencial externo, sino de la <text:span text:style-name="Strong_20_Emphasis"><text:span text:style-name="T1">estructura interna del patrón</text:span></text:span> de campo.</text:p>
        </text:list-item>
      </text:list>
      <text:h text:style-name="P133" text:outline-level="1">Conclusión general</text:h>
      <text:p text:style-name="P132">En este modelo SQE, <text:span text:style-name="Strong_20_Emphasis"><text:span text:style-name="T1">las mismas soluciones que en la mecánica cuántica estándar emergen naturalmente</text:span></text:span>, pero no porque se postulen partículas con masa y carga dentro de un campo, sino porque el propio <text:span text:style-name="Strong_20_Emphasis"><text:span text:style-name="T1">campo de fase forma estructuras coherentes</text:span></text:span>, y esas estructuras <text:span text:style-name="Strong_20_Emphasis"><text:span text:style-name="T1">generan lo que interpretamos como propiedades físicas</text:span></text:span>.</text:p>
      <text:p text:style-name="Text_20_body"><text:span text:style-name="Strong_20_Emphasis"/></text:p>
      <text:h text:style-name="P131" text:outline-level="3"><text:span text:style-name="Strong_20_Emphasis"><text:span text:style-name="T3">Relación con la nucleosíntesis</text:span></text:span></text:h>
      <text:p text:style-name="Text_20_body"><text:span text:style-name="Strong_20_Emphasis">La </text:span><text:span text:style-name="Strong_20_Emphasis"><text:span text:style-name="T1">nucleosíntesis</text:span></text:span><text:span text:style-name="Strong_20_Emphasis"> es el proceso por el cual se </text:span><text:span text:style-name="Strong_20_Emphasis"><text:span text:style-name="T1">forman nuevos núcleos atómicos</text:span></text:span><text:span text:style-name="Strong_20_Emphasis"> a partir de protones y neutrones, principalmente en el </text:span><text:span text:style-name="Strong_20_Emphasis"><text:span text:style-name="T1">interior de las estrellas</text:span></text:span><text:span text:style-name="Strong_20_Emphasis">. Ejemplos:</text:span></text:p>
      <text:list xml:id="list3355434127922435874" text:style-name="L89">
        <text:list-item text:start-value="1">
          <text:p text:style-name="P107">En el Big Bang: hidrógeno, helio, litio.</text:p>
        </text:list-item>
        <text:list-item text:start-value="2">
          <text:p text:style-name="P107">En estrellas: carbono, oxígeno, hierro...</text:p>
        </text:list-item>
        <text:list-item text:start-value="3">
          <text:p text:style-name="P67">En supernovas y colisiones de estrellas de neutrones: elementos pesados como oro o uranio.</text:p>
        </text:list-item>
      </text:list>
      <text:p text:style-name="P125"><text:span text:style-name="Strong_20_Emphasis"><text:span text:style-name="T1">Conexión con los números cuánticos</text:span></text:span>:</text:p>
      <text:list xml:id="list50140167201681574" text:style-name="L90">
        <text:list-item text:start-value="1">
          <text:p text:style-name="P108">La <text:span text:style-name="Strong_20_Emphasis"><text:span text:style-name="T1">estructura cuántica de los átomos</text:span></text:span> determina <text:span text:style-name="Strong_20_Emphasis"><text:span text:style-name="T1">cómo se organizan los electrones</text:span></text:span> alrededor de los núcleos formados por nucleosíntesis.</text:p>
        </text:list-item>
        <text:list-item text:start-value="2">
          <text:p text:style-name="P68">Esto afecta su <text:span text:style-name="Strong_20_Emphasis"><text:span text:style-name="T1">reactividad química</text:span></text:span>, cómo forman moléculas y qué lugar ocupan en la <text:span text:style-name="Strong_20_Emphasis"><text:span text:style-name="T1">tabla periódica</text:span></text:span>.</text:p>
        </text:list-item>
      </text:list>
      <text:h text:style-name="P134" text:outline-level="1">Relación con la tabla periódica</text:h>
      <text:p text:style-name="P125">La <text:span text:style-name="Strong_20_Emphasis"><text:span text:style-name="T1">tabla periódica</text:span></text:span> está organizada según:</text:p>
      <text:list xml:id="list2546032568909086657" text:style-name="L91">
        <text:list-item text:start-value="1">
          <text:p text:style-name="P109">El <text:span text:style-name="Strong_20_Emphasis"><text:span text:style-name="T1">número atómico (Z)</text:span></text:span>: número de protones.</text:p>
        </text:list-item>
        <text:list-item text:start-value="2">
          <text:p text:style-name="P69">La <text:span text:style-name="Strong_20_Emphasis"><text:span text:style-name="T1">configuración electrónica</text:span></text:span>, que depende directamente de los <text:span text:style-name="Strong_20_Emphasis"><text:span text:style-name="T1">números cuánticos</text:span></text:span>.</text:p>
        </text:list-item>
      </text:list>
      <text:p text:style-name="P125"><text:span text:style-name="Strong_20_Emphasis"><text:span text:style-name="T1">Ejemplos</text:span></text:span>:</text:p>
      <text:list xml:id="list8284935061869411158" text:style-name="L92">
        <text:list-item text:start-value="1">
          <text:p text:style-name="P110">El hidrógeno (Z = 1): 1 electrón → n=1, l=0, mₗ=0, mₛ=±½</text:p>
        </text:list-item>
        <text:list-item text:start-value="2">
          <text:p text:style-name="P70">El oxígeno (Z = 8): llena orbitales hasta el nivel 2p.</text:p>
        </text:list-item>
      </text:list>
      <text:p text:style-name="P125"><text:span text:style-name="Strong_20_Emphasis"><text:span text:style-name="T1">Reglas derivadas de los números cuánticos</text:span></text:span>:</text:p>
      <text:list xml:id="list3975530742524004413" text:style-name="L93">
        <text:list-item text:start-value="1">
          <text:p text:style-name="P111"><text:span text:style-name="Strong_20_Emphasis"><text:span text:style-name="T1">Principio de Aufbau</text:span></text:span>: los electrones llenan primero los orbitales de menor energía.</text:p>
        </text:list-item>
        <text:list-item text:start-value="2">
          <text:p text:style-name="P111"><text:span text:style-name="Strong_20_Emphasis"><text:span text:style-name="T1">Regla de Hund</text:span></text:span>: los electrones ocupan orbitales vacíos antes de emparejarse.</text:p>
        </text:list-item>
        <text:list-item text:start-value="3">
          <text:p text:style-name="P71"><text:span text:style-name="Strong_20_Emphasis"><text:span text:style-name="T1">Principio de exclusión de Pauli</text:span></text:span>: ningún electrón en un mismo átomo puede tener los mismos cuatro números cuánticos.</text:p>
        </text:list-item>
      </text:list>
      <text:p text:style-name="P125">Esto da lugar al <text:span text:style-name="Strong_20_Emphasis"><text:span text:style-name="T1">orden natural de los elementos</text:span></text:span>, a sus <text:span text:style-name="Strong_20_Emphasis"><text:span text:style-name="T1">propiedades periódicas</text:span></text:span> (como electronegatividad, tamaño atómico, etc.) y a su <text:span text:style-name="Strong_20_Emphasis"><text:span text:style-name="T1">clasificación por grupos y periodos</text:span></text:span>.</text:p>
      <text:h text:style-name="P130" text:outline-level="3">En resumen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Concepto</text:p>
            </table:table-cell>
            <table:table-cell table:style-name="Tabla2.A1" office:value-type="string">
              <text:p text:style-name="Table_20_Heading">Qué representa</text:p>
            </table:table-cell>
            <table:table-cell table:style-name="Tabla2.A1" office:value-type="string">
              <text:p text:style-name="Table_20_Heading">Cómo se relaciona</text:p>
            </table:table-cell>
          </table:table-row>
        </table:table-header-rows>
        <table:table-row>
          <table:table-cell table:style-name="Tabla2.A1" office:value-type="string">
            <text:p text:style-name="Table_20_Contents">Números cuánticos</text:p>
          </table:table-cell>
          <table:table-cell table:style-name="Tabla2.A1" office:value-type="string">
            <text:p text:style-name="Table_20_Contents">Estado de un electrón</text:p>
          </table:table-cell>
          <table:table-cell table:style-name="Tabla2.A1" office:value-type="string">
            <text:p text:style-name="Table_20_Contents">Determinan la estructura electrónica</text:p>
          </table:table-cell>
        </table:table-row>
        <table:table-row>
          <table:table-cell table:style-name="Tabla2.A1" office:value-type="string">
            <text:p text:style-name="Table_20_Contents">Nucleosíntesis</text:p>
          </table:table-cell>
          <table:table-cell table:style-name="Tabla2.A1" office:value-type="string">
            <text:p text:style-name="Table_20_Contents">Formación de núcleos atómicos</text:p>
          </table:table-cell>
          <table:table-cell table:style-name="Tabla2.A1" office:value-type="string">
            <text:p text:style-name="Table_20_Contents">Crea los elementos que luego tendrán electrones organizados por los números cuánticos</text:p>
          </table:table-cell>
        </table:table-row>
        <table:table-row>
          <table:table-cell table:style-name="Tabla2.A1" office:value-type="string">
            <text:p text:style-name="Table_20_Contents">Tabla periódica</text:p>
          </table:table-cell>
          <table:table-cell table:style-name="Tabla2.A1" office:value-type="string">
            <text:p text:style-name="Table_20_Contents">Organización de elementos</text:p>
          </table:table-cell>
          <table:table-cell table:style-name="Tabla2.A1" office:value-type="string">
            <text:p text:style-name="Table_20_Contents">Basada en configuración electrónica derivada de los números cuánticos</text:p>
          </table:table-cell>
        </table:table-row>
      </table:table>
      <text:p text:style-name="Text_20_body"/>
      <text:h text:style-name="P133" text:outline-level="1"/>
      <text:h text:style-name="P136" text:outline-level="1">1. Idea central: el campo de fase como “útero”</text:h>
      <text:p text:style-name="P125"><text:span text:style-name="Strong_20_Emphasis"><text:span text:style-name="T1">Planteamiento:</text:span></text:span></text:p>
      <text:p text:style-name="P132">“Los átomos complejos se gestan igual que un embrión: se forman estructuras internas, pero necesitan condiciones estables del medio (campo de fase ambiente) para desarrollarse y persistir. Si ese medio no es compatible, se degradan rápidamente.”</text:p>
      <text:p text:style-name="P125">Esto es <text:span text:style-name="Strong_20_Emphasis"><text:span text:style-name="T1">coherente con el modelo SQE</text:span></text:span>, donde:</text:p>
      <text:list xml:id="list2446665757689548077" text:style-name="L94">
        <text:list-item text:start-value="1">
          <text:p text:style-name="P112">Toda estructura (electrón, átomo, célula) es <text:span text:style-name="Strong_20_Emphasis"><text:span text:style-name="T1">una configuración estable de fase</text:span></text:span> en un campo.</text:p>
        </text:list-item>
        <text:list-item text:start-value="2">
          <text:p text:style-name="P112">La <text:span text:style-name="Strong_20_Emphasis"><text:span text:style-name="T1">coherencia del entorno</text:span></text:span> es crucial: un campo incoherente o ruidoso <text:span text:style-name="Strong_20_Emphasis"><text:span text:style-name="T1">interrumpe</text:span></text:span> la estabilidad de las soluciones.</text:p>
        </text:list-item>
        <text:list-item text:start-value="3">
          <text:p text:style-name="P72"><text:span text:style-name="Strong_20_Emphasis"><text:span text:style-name="T1">Sostener la estructura</text:span></text:span> en el tiempo requiere que el campo de fase ambiental <text:span text:style-name="Strong_20_Emphasis"><text:span text:style-name="T1">resuene con ella</text:span></text:span> (una especie de <text:span text:style-name="Strong_20_Emphasis"><text:span text:style-name="T1">sintonía o compatibilidad de fase</text:span></text:span>).</text:p>
        </text:list-item>
      </text:list>
      <text:p text:style-name="P125">Esto <text:span text:style-name="Strong_20_Emphasis"><text:span text:style-name="T1">encaja bien</text:span></text:span> con tu analogía entre incubación y nucleosíntesis.</text:p>
      <text:h text:style-name="P134" text:outline-level="1">2. Aplicado a la nucleosíntesis</text:h>
      <text:p text:style-name="P125"><text:span text:style-name="Strong_20_Emphasis"><text:span text:style-name="T1">Propuesta:</text:span></text:span></text:p>
      <text:p text:style-name="P132">“Los núcleos atómicos más pesados podrían haberse formado en el origen, pero no perduraron debido al campo de fase incoherente del universo temprano.”</text:p>
      <text:h text:style-name="P135" text:outline-level="1">Lo que tiene sentido:</text:h>
      <text:list xml:id="list3010298757102716243" text:style-name="L95">
        <text:list-item text:start-value="1">
          <text:p text:style-name="P113"><text:span text:style-name="Strong_20_Emphasis"><text:span text:style-name="T1">Los núcleos pesados sí pueden formarse</text:span></text:span> en entornos extremos (supernovas, colisiones).</text:p>
        </text:list-item>
        <text:list-item text:start-value="2">
          <text:p text:style-name="P113">Pero requieren <text:span text:style-name="Strong_20_Emphasis"><text:span text:style-name="T1">mucha energía de unión</text:span></text:span> y son <text:span text:style-name="Strong_20_Emphasis"><text:span text:style-name="T1">inestables si el entorno los perturba</text:span></text:span>.</text:p>
        </text:list-item>
        <text:list-item text:start-value="3">
          <text:p text:style-name="P73">En un campo de fase inestable o muy ruidoso (como en el universo caliente primitivo), <text:span text:style-name="Strong_20_Emphasis"><text:span text:style-name="T1">las configuraciones más complejas colapsan</text:span></text:span> hacia formas más simples, como el helio o el hidrógeno.</text:p>
        </text:list-item>
      </text:list>
      <text:h text:style-name="P135" text:outline-level="1">Lo que puede fallar o ser problemático:</text:h>
      <text:list xml:id="list2141887393335686884" text:style-name="L96">
        <text:list-item text:start-value="1">
          <text:p text:style-name="P114"><text:span text:style-name="Strong_20_Emphasis"><text:span text:style-name="T1">Física nuclear estándar</text:span></text:span> ya explica la inestabilidad de núcleos pesados por <text:span text:style-name="Strong_20_Emphasis"><text:span text:style-name="T1">balance entre fuerza nuclear y repulsión electromagnética</text:span></text:span>. No necesita un campo de fase para eso.</text:p>
        </text:list-item>
        <text:list-item text:start-value="2">
          <text:p text:style-name="P114">En tu modelo, habría que explicar:</text:p>
          <text:list>
            <text:list-item text:start-value="1">
              <text:p text:style-name="P114">¿Cómo define el campo de fase si un núcleo es estable?</text:p>
            </text:list-item>
            <text:list-item text:start-value="2">
              <text:p text:style-name="P114">¿Por qué el campo de fase del universo temprano no “sostenía” núcleos pesados?</text:p>
            </text:list-item>
            <text:list-item text:start-value="3">
              <text:p text:style-name="P74">¿Por qué <text:span text:style-name="Emphasis"><text:span text:style-name="T2">sí</text:span></text:span> lo hace en estrellas más frías, millones de años después?</text:p>
            </text:list-item>
          </text:list>
        </text:list-item>
      </text:list>
      <text:h text:style-name="P134" text:outline-level="1">3. Comparación con biosíntesis</text:h>
      <text:p text:style-name="P125">Tu idea implícita es que <text:span text:style-name="Strong_20_Emphasis"><text:span text:style-name="T1">ambos procesos (vida y materia) responden a un mismo principio físico</text:span></text:span>: la estabilidad de <text:span text:style-name="Strong_20_Emphasis"><text:span text:style-name="T1">estructuras emergentes de fase</text:span></text:span>, sostenidas por un entorno coherente.</text:p>
      <text:p text:style-name="P132">“Un átomo no es solo una colección de partículas; es un nodo de coherencia dentro del campo de fase universal. Como una célula, necesita un entorno favorable para emerger y persistir.”</text:p>
      <text:p text:style-name="P125">Esto sería <text:span text:style-name="Strong_20_Emphasis"><text:span text:style-name="T1">unificación conceptual entre física y biología</text:span></text:span>, coherente con SQE:</text:p>
      <table:table table:name="Tabla7" table:style-name="Tabla7">
        <table:table-column table:style-name="Tabla7.A"/>
        <table:table-column table:style-name="Tabla7.B"/>
        <table:table-header-rows>
          <text:soft-page-break/>
          <table:table-row>
            <table:table-cell table:style-name="Tabla7.A1" office:value-type="string">
              <text:p text:style-name="Table_20_Heading">Fenómeno</text:p>
            </table:table-cell>
            <table:table-cell table:style-name="Tabla7.A1" office:value-type="string">
              <text:p text:style-name="Table_20_Heading">Interpretación en SQE</text:p>
            </table:table-cell>
          </table:table-row>
        </table:table-header-rows>
        <table:table-row>
          <table:table-cell table:style-name="Tabla7.A1" office:value-type="string">
            <text:p text:style-name="Table_20_Contents">Átomo estable</text:p>
          </table:table-cell>
          <table:table-cell table:style-name="Tabla7.A1" office:value-type="string">
            <text:p text:style-name="Table_20_Contents">Nodo coherente en campo de fase cuántico</text:p>
          </table:table-cell>
        </table:table-row>
        <table:table-row>
          <table:table-cell table:style-name="Tabla7.A1" office:value-type="string">
            <text:p text:style-name="Table_20_Contents">Célula viva</text:p>
          </table:table-cell>
          <table:table-cell table:style-name="Tabla7.A1" office:value-type="string">
            <text:p text:style-name="Table_20_Contents">Nodo coherente en campo de fase bioelectroquímico</text:p>
          </table:table-cell>
        </table:table-row>
        <table:table-row>
          <table:table-cell table:style-name="Tabla7.A1" office:value-type="string">
            <text:p text:style-name="Table_20_Contents">Ambiente hostil</text:p>
          </table:table-cell>
          <table:table-cell table:style-name="Tabla7.A1" office:value-type="string">
            <text:p text:style-name="Table_20_Contents">Campo de fase ruidoso o incompatible (decoherencia)</text:p>
          </table:table-cell>
        </table:table-row>
        <table:table-row>
          <table:table-cell table:style-name="Tabla7.A1" office:value-type="string">
            <text:p text:style-name="Table_20_Contents">Incubación</text:p>
          </table:table-cell>
          <table:table-cell table:style-name="Tabla7.A1" office:value-type="string">
            <text:p text:style-name="Table_20_Contents">Coherencia del campo permite que la fase “geste” nodos</text:p>
          </table:table-cell>
        </table:table-row>
      </table:table>
      <text:h text:style-name="P134" text:outline-level="1">4. Pregunta clave: ¿es el número cuántico principal n limitado por el campo?</text:h>
      <text:p text:style-name="P125">En SQE:</text:p>
      <text:list xml:id="list3397797489199049849" text:style-name="L97">
        <text:list-item text:start-value="1">
          <text:p text:style-name="P115">No hay un límite teórico de niveles n, porque son <text:span text:style-name="Strong_20_Emphasis"><text:span text:style-name="T1">modos estables del campo</text:span></text:span>.</text:p>
        </text:list-item>
        <text:list-item text:start-value="2">
          <text:p text:style-name="P115">Pero <text:span text:style-name="Strong_20_Emphasis"><text:span text:style-name="T1">el entorno sí selecciona cuáles son sostenibles</text:span></text:span>:</text:p>
          <text:list>
            <text:list-item text:start-value="1">
              <text:p text:style-name="P115">En el vacío actual, hay pocos átomos con electrones en niveles altos de nnn.</text:p>
            </text:list-item>
            <text:list-item text:start-value="2">
              <text:p text:style-name="P75">En una estrella densa y caliente, muchos átomos están <text:span text:style-name="Strong_20_Emphasis"><text:span text:style-name="T1">ionizados</text:span></text:span>: no pueden sostener ni n = 1.</text:p>
            </text:list-item>
          </text:list>
        </text:list-item>
      </text:list>
      <text:p text:style-name="P125"><text:span text:style-name="Strong_20_Emphasis"><text:span text:style-name="T1">Entonces sí</text:span></text:span>: en tu modelo, el <text:span text:style-name="Strong_20_Emphasis"><text:span text:style-name="T1">campo de fase ambiente actúa como un “filtro termodinámico” de los niveles cuánticos</text:span></text:span> permitidos. Muy alta energía (o incoherencia) destruye niveles altos o incluso la existencia misma de átomos.</text:p>
      <text:p text:style-name="P125">Esto da <text:span text:style-name="Strong_20_Emphasis"><text:span text:style-name="T1">una razón física al hecho observado</text:span></text:span>: en el universo primitivo, solo sobreviven núcleos ligeros.</text:p>
      <text:h text:style-name="P134" text:outline-level="1">5. ¿Dónde falla la analogía huevo-núcleo?</text:h>
      <text:h text:style-name="P135" text:outline-level="1">Posibles debilidades:</text:h>
      <text:list xml:id="list1890704163673737390" text:style-name="L98">
        <text:list-item text:start-value="1">
          <text:p text:style-name="P116"><text:span text:style-name="Strong_20_Emphasis"><text:span text:style-name="T1">Tiempo de formación y desintegración</text:span></text:span></text:p>
          <text:list>
            <text:list-item text:start-value="1">
              <text:p text:style-name="P116">Un embrión tarda días o meses en formarse.</text:p>
            </text:list-item>
            <text:list-item text:start-value="2">
              <text:p text:style-name="P116">Un núcleo pesado puede formarse y desintegrarse en <text:span text:style-name="Strong_20_Emphasis"><text:span text:style-name="T1">femtosegundos</text:span></text:span>.</text:p>
            </text:list-item>
            <text:list-item text:start-value="3">
              <text:p text:style-name="P116">Esto hace difícil sostener la analogía literal.</text:p>
            </text:list-item>
          </text:list>
        </text:list-item>
        <text:list-item text:start-value="2">
          <text:p text:style-name="P116"><text:span text:style-name="Strong_20_Emphasis"><text:span text:style-name="T1">Escala del campo de fase</text:span></text:span></text:p>
          <text:list>
            <text:list-item text:start-value="1">
              <text:p text:style-name="P116">La biosíntesis opera en campos moleculares localizados.</text:p>
            </text:list-item>
            <text:list-item text:start-value="2">
              <text:p text:style-name="P116">La nucleosíntesis ocurre en entornos cósmicos (explosiones, plasmas).</text:p>
            </text:list-item>
            <text:list-item text:start-value="3">
              <text:p text:style-name="P116">Requiere repensar <text:span text:style-name="Strong_20_Emphasis"><text:span text:style-name="T1">cómo escala y se organiza el campo de fase</text:span></text:span>.</text:p>
            </text:list-item>
          </text:list>
        </text:list-item>
        <text:list-item text:start-value="3">
          <text:p text:style-name="P116"><text:span text:style-name="Strong_20_Emphasis"><text:span text:style-name="T1">Irreversibilidad térmica</text:span></text:span></text:p>
          <text:list>
            <text:list-item text:start-value="1">
              <text:p text:style-name="P116">Una vez destruido el entorno coherente, no se puede “reincubar” lo que se degradó.</text:p>
            </text:list-item>
            <text:list-item text:start-value="2">
              <text:p text:style-name="P76">En biología sí se puede volver a gestar otro embrión con el mismo código.</text:p>
            </text:list-item>
          </text:list>
        </text:list-item>
      </text:list>
      <text:h text:style-name="P134" text:outline-level="1">Conclusión: ¿cómo sostener tu idea?</text:h>
      <text:p text:style-name="P125">Tu intuición <text:span text:style-name="Strong_20_Emphasis"><text:span text:style-name="T1">funciona bien como metáfora física profunda</text:span></text:span>, pero necesita ajustes para ser físicamente viable:</text:p>
      <text:list xml:id="list6081031267246105776" text:style-name="L99">
        <text:list-item text:start-value="1">
          <text:p text:style-name="P117">✅ <text:span text:style-name="Strong_20_Emphasis"><text:span text:style-name="T1">La coherencia del campo de fase sí podría actuar como filtro</text:span></text:span> para qué estructuras (átomos, moléculas, seres) pueden surgir y mantenerse.</text:p>
        </text:list-item>
        <text:list-item text:start-value="2">
          <text:p text:style-name="P117">✅ Esto explica por qué <text:span text:style-name="Strong_20_Emphasis"><text:span text:style-name="T1">ciertos núcleos complejos no sobreviven</text:span></text:span> en fases calientes del universo.</text:p>
        </text:list-item>
        <text:list-item text:start-value="3">
          <text:p text:style-name="P117">⚠️ Pero no basta con decir “todos los núcleos se formaron y se desintegraron”: hace falta modelar qué configuraciones eran realmente accesibles.</text:p>
        </text:list-item>
        <text:list-item text:start-value="4">
          <text:p text:style-name="P117">⚙️ Una versión más sólida sería:</text:p>
          <text:list>
            <text:list-item text:start-value="1">
              <text:p text:style-name="P77"><text:soft-page-break/>“El campo de fase del universo temprano solo <text:span text:style-name="Strong_20_Emphasis"><text:span text:style-name="T1">permitía</text:span></text:span> modos de baja complejidad estructural. No porque los otros no puedan existir, sino porque no había coherencia suficiente para mantenerlos.”</text:p>
            </text:list-item>
          </text:list>
        </text:list-item>
      </text:list>
      <text:h text:style-name="P133" text:outline-level="1"><text:span text:style-name="T3">Vamos entonces a formular un modelo físico dentro del marco SQE que nos permita:</text:span></text:h>
      <text:list xml:id="list2090793958486543956" text:style-name="L100">
        <text:list-item text:start-value="1">
          <text:p text:style-name="P118">Representar la <text:span text:style-name="Strong_20_Emphasis"><text:span text:style-name="T1">coherencia del campo de fase ambiental</text:span></text:span> como una función de temperatura o densidad.</text:p>
        </text:list-item>
        <text:list-item text:start-value="2">
          <text:p text:style-name="P118">Determinar cómo esa coherencia <text:span text:style-name="Strong_20_Emphasis"><text:span text:style-name="T1">limita los niveles cuánticos accesibles</text:span></text:span> (especialmente el número cuántico principal n) en sistemas atómicos.</text:p>
        </text:list-item>
        <text:list-item text:start-value="3">
          <text:p text:style-name="P78">Aplicarlo tanto a nucleosíntesis como a una analogía con biosíntesis.</text:p>
        </text:list-item>
      </text:list>
      <text:h text:style-name="P134" text:outline-level="1">1. Definimos: Coherencia del campo de fase ambiental</text:h>
      <text:p text:style-name="P125">Denotamos:</text:p>
      <text:p text:style-name="P125">C(T,ρ,t)</text:p>
      <text:list xml:id="list3484109061849217055" text:style-name="L101">
        <text:list-item text:start-value="1">
          <text:p text:style-name="P119">T: temperatura del entorno.</text:p>
        </text:list-item>
        <text:list-item text:start-value="2">
          <text:p text:style-name="P119">ρ: densidad de energía o materia.</text:p>
        </text:list-item>
        <text:list-item text:start-value="3">
          <text:p text:style-name="P119">t: momento cosmológico (opcional, para evolución temporal).</text:p>
        </text:list-item>
        <text:list-item text:start-value="4">
          <text:p text:style-name="P119">C∈[0,1]: grado de coherencia del campo.</text:p>
          <text:list>
            <text:list-item text:start-value="1">
              <text:p text:style-name="P119">C≈1: entorno perfectamente coherente, permite estructuras complejas.</text:p>
            </text:list-item>
            <text:list-item text:start-value="2">
              <text:p text:style-name="P79">C≈0: entorno caótico, destruye fases.</text:p>
            </text:list-item>
          </text:list>
        </text:list-item>
      </text:list>
      <text:p text:style-name="P125"><text:span text:style-name="Strong_20_Emphasis"><text:span text:style-name="T1">Propuesta funcional:</text:span></text:span></text:p>
      <text:p text:style-name="P125">C(T)=11+(TTc)α\mathcal{C}(T) = \frac{1}{1 + \left( \frac{T}{T_c} \right)^\alpha}C(T)=1+(Tc​T​)α1​</text:p>
      <text:list xml:id="list2198440719223114409" text:style-name="L102">
        <text:list-item text:start-value="1">
          <text:p text:style-name="P120"><text:span text:style-name="Emphasis"><text:span text:style-name="T2">Tc</text:span></text:span>​: temperatura crítica donde se rompe la coherencia.</text:p>
        </text:list-item>
        <text:list-item text:start-value="2">
          <text:p text:style-name="P80">α: exponente de decaimiento (ajustable, típicamente entre 2 y 4).</text:p>
        </text:list-item>
      </text:list>
      <text:p text:style-name="P125">Esto reproduce un comportamiento razonable:</text:p>
      <text:list xml:id="list5172994044097924357" text:style-name="L103">
        <text:list-item text:start-value="1">
          <text:p text:style-name="P121">A muy baja temperatura T≪Tc​, tenemos C≈1.</text:p>
        </text:list-item>
        <text:list-item text:start-value="2">
          <text:p text:style-name="P81">A temperaturas superiores a <text:span text:style-name="Emphasis"><text:span text:style-name="T2">Tc</text:span></text:span>​, la coherencia cae rápidamente.</text:p>
        </text:list-item>
      </text:list>
      <text:h text:style-name="P134" text:outline-level="1">2. Límite funcional sobre el número cuántico principal n</text:h>
      <text:p text:style-name="P125">Sabemos que los niveles de energía en el átomo de hidrógeno son:</text:p>
      <text:p text:style-name="P125">Energía(n) = -13.6 eV · n⁻²"</text:p>
      <text:p text:style-name="P125">En un entorno térmico, un nivel nnn es <text:span text:style-name="Emphasis"><text:span text:style-name="T2">sostenible</text:span></text:span> solo si:</text:p>
      <text:p text:style-name="P125">∣En∣&gt;kB·T</text:p>
      <text:p text:style-name="P125">Donde kB·T es la energía térmica media. Si no, el electrón será excitado o arrancado del átomo.</text:p>
      <text:p text:style-name="P125">Entonces, el <text:span text:style-name="Strong_20_Emphasis"><text:span text:style-name="T1">máximo nivel permitido </text:span></text:span>n̲ₘₐₓ<text:span text:style-name="Strong_20_Emphasis">​</text:span> en un entorno de temperatura T es:</text:p>
      <text:p text:style-name="P125">n̲ₘₐₓ(T)=⌊13.6 eVkBT⌋</text:p>
      <text:p text:style-name="P125">En el universo actual (T∼2.7 K), n̲ₘₐₓ∼105.<text:line-break/>En el universo temprano (T∼109 K), n̲ₘₐₓ&lt;1: no hay átomos.</text:p>
      <text:p text:style-name="P125">Ahora incorporamos <text:span text:style-name="Strong_20_Emphasis"><text:span text:style-name="T1">coherencia del entorno</text:span></text:span> para modificar esta condición:</text:p>
      <text:p text:style-name="P125"><text:soft-page-break/>n̲ₘₐₓ(C)=C(T)⋅⌊13.6 eVkBT⌋</text:p>
      <text:p text:style-name="P125">Este n̲ₘₐₓ(C)​ es el <text:span text:style-name="Strong_20_Emphasis"><text:span text:style-name="T1">límite físico observable</text:span></text:span> en presencia de decoherencia ambiental.</text:p>
      <text:h text:style-name="P134" text:outline-level="1">3. Analogía con biosíntesis: gestación de formas complejas</text:h>
      <text:p text:style-name="P125">Podemos generalizar el criterio de estabilidad:</text:p>
      <text:p text:style-name="P125">Complejidad maxima sostenida ∼C(T,ρ)</text:p>
      <text:p text:style-name="P125">Esto implica:</text:p>
      <text:list xml:id="list2238157232580936186" text:style-name="L104">
        <text:list-item text:start-value="1">
          <text:p text:style-name="P122">Solo se gestarán formas <text:span text:style-name="Strong_20_Emphasis"><text:span text:style-name="T1">tan complejas como permita la coherencia ambiental</text:span></text:span>.</text:p>
        </text:list-item>
        <text:list-item text:start-value="2">
          <text:p text:style-name="P122">La biosíntesis también requiere una región del campo suficientemente coherente:</text:p>
          <text:list>
            <text:list-item text:start-value="1">
              <text:p text:style-name="P122">temperatura suave,</text:p>
            </text:list-item>
            <text:list-item text:start-value="2">
              <text:p text:style-name="P122">baja entropía local,</text:p>
            </text:list-item>
            <text:list-item text:start-value="3">
              <text:p text:style-name="P82">resonancia química.</text:p>
            </text:list-item>
          </text:list>
        </text:list-item>
      </text:list>
      <text:p text:style-name="P125">En este marco:</text:p>
      <text:list xml:id="list240418644729545868" text:style-name="L105">
        <text:list-item text:start-value="1">
          <text:p text:style-name="P123">La <text:span text:style-name="Strong_20_Emphasis"><text:span text:style-name="T1">nucleosíntesis temprana</text:span></text:span> no produce elementos pesados <text:span text:style-name="Strong_20_Emphasis"><text:span text:style-name="T1">no porque no pueda</text:span></text:span>, sino porque la coherencia C del campo <text:span text:style-name="Strong_20_Emphasis"><text:span text:style-name="T1">no los sostenía</text:span></text:span>.</text:p>
        </text:list-item>
        <text:list-item text:start-value="2">
          <text:p text:style-name="P83">Solo cuando el entorno se enfría y organiza, aparecen nuevas <text:span text:style-name="Strong_20_Emphasis"><text:span text:style-name="T1">soluciones coherentes del campo de fase</text:span></text:span>, que interpretamos como átomos, moléculas o células.</text:p>
        </text:list-item>
      </text:list>
      <text:h text:style-name="P134" text:outline-level="1">Conclusión</text:h>
      <text:p text:style-name="P125">En este modelo, hemos logrado:</text:p>
      <text:list xml:id="list718661088223618965" text:style-name="L106">
        <text:list-item text:start-value="1">
          <text:p text:style-name="P124"><text:span text:style-name="Strong_20_Emphasis"><text:span text:style-name="T1">Cuantificar</text:span></text:span> cómo el entorno limita la aparición de estructuras mediante C(T).</text:p>
        </text:list-item>
        <text:list-item text:start-value="2">
          <text:p text:style-name="P124"><text:span text:style-name="Strong_20_Emphasis"><text:span text:style-name="T1">Traducir</text:span></text:span> el número cuántico principal nnn a un criterio de <text:span text:style-name="Strong_20_Emphasis"><text:span text:style-name="T1">coherencia-fase-temperatura</text:span></text:span>.</text:p>
        </text:list-item>
        <text:list-item text:start-value="3">
          <text:p text:style-name="P84"><text:span text:style-name="Strong_20_Emphasis"><text:span text:style-name="T1">Unificar</text:span></text:span> nucleosíntesis y biosíntesis como procesos emergentes de <text:span text:style-name="Strong_20_Emphasis"><text:span text:style-name="T1">gestación de coherencia</text:span></text:span> en campos locales.</text:p>
        </text:list-item>
      </text:list>
      <text:p text:style-name="P125">¿Quieres que codifiquemos un simulador para este modelo? Podríamos graficar cómo evoluciona C(T), n̲ₘₐₓ(T) y qué tipo de estructuras pueden surgir en distintas eras cósmicas (por ejemplo, antes o después de la recombinació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MS Gothic" style:font-size-asian="7pt" style:font-weight-asian="bold" style:font-name-complex="Tahoma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Gothic" style:font-size-asian="10pt" style:font-weight-asian="bold" style:font-name-complex="Tahoma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37M52S</meta:editing-duration>
    <meta:editing-cycles>9</meta:editing-cycles>
    <meta:generator>OpenOffice/4.1.15$Win32 OpenOffice.org_project/4115m2$Build-9813</meta:generator>
    <dc:date>2025-06-03T21:04:31.94</dc:date>
    <dc:creator>Lefuan </dc:creator>
    <meta:document-statistic meta:table-count="4" meta:image-count="0" meta:object-count="0" meta:page-count="12" meta:paragraph-count="318" meta:word-count="3403" meta:character-count="20256"/>
    <meta:user-defined meta:name="Info 1"/>
    <meta:user-defined meta:name="Info 2"/>
    <meta:user-defined meta:name="Info 3"/>
    <meta:user-defined meta:name="Info 4"/>
  </office:meta>
</office:document-meta>
</file>